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1f77b4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f77b4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fffff" draw:opacity="80%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1" fo:font-size="10pt" style:font-size-asian="10pt" style:font-name-complex="DejaVuSans1" style:font-size-complex="10pt"/>
    </style:style>
    <style:style style:name="T2" style:family="text">
      <style:text-properties fo:color="#000000" loext:opacity="100%" style:font-name="DejaVuSans1" fo:font-size="12pt" style:font-size-asian="12pt" style:font-name-complex="DejaVu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473cm" svg:height="7.671cm" svg:x="1.905cm" svg:y="1.219cm" svg:viewBox="0 0 3474 7672" draw:points="0,7672 3474,7672 3474,0 0,0">
          <text:p/>
        </draw:polygon>
        <draw:polygon draw:style-name="gr2" draw:text-style-name="P2" draw:layer="layout" svg:width="0.127cm" svg:height="0.163cm" svg:x="2.062cm" svg:y="8.727cm" svg:viewBox="0 0 128 164" draw:points="0,164 128,164 128,0 0,0">
          <text:p/>
        </draw:polygon>
        <draw:polygon draw:style-name="gr2" draw:text-style-name="P2" draw:layer="layout" svg:width="0.126cm" svg:height="0.543cm" svg:x="2.189cm" svg:y="8.347cm" svg:viewBox="0 0 127 544" draw:points="0,544 127,544 127,0 0,0">
          <text:p/>
        </draw:polygon>
        <draw:polygon draw:style-name="gr2" draw:text-style-name="P2" draw:layer="layout" svg:width="0.126cm" svg:height="0.815cm" svg:x="2.315cm" svg:y="8.075cm" svg:viewBox="0 0 127 816" draw:points="0,816 127,816 127,0 0,0">
          <text:p/>
        </draw:polygon>
        <draw:polygon draw:style-name="gr2" draw:text-style-name="P2" draw:layer="layout" svg:width="0.127cm" svg:height="1.032cm" svg:x="2.441cm" svg:y="7.858cm" svg:viewBox="0 0 128 1033" draw:points="0,1033 128,1033 128,0 0,0">
          <text:p/>
        </draw:polygon>
        <draw:polygon draw:style-name="gr2" draw:text-style-name="P2" draw:layer="layout" svg:width="0.126cm" svg:height="1.249cm" svg:x="2.568cm" svg:y="7.641cm" svg:viewBox="0 0 127 1250" draw:points="0,1250 127,1250 127,0 0,0">
          <text:p/>
        </draw:polygon>
        <draw:polygon draw:style-name="gr2" draw:text-style-name="P2" draw:layer="layout" svg:width="0.126cm" svg:height="1.575cm" svg:x="2.694cm" svg:y="7.315cm" svg:viewBox="0 0 127 1576" draw:points="0,1576 127,1576 127,0 0,0">
          <text:p/>
        </draw:polygon>
        <draw:polygon draw:style-name="gr2" draw:text-style-name="P2" draw:layer="layout" svg:width="0.127cm" svg:height="2.335cm" svg:x="2.82cm" svg:y="6.555cm" svg:viewBox="0 0 128 2336" draw:points="0,2336 128,2336 128,0 0,0">
          <text:p/>
        </draw:polygon>
        <draw:polygon draw:style-name="gr2" draw:text-style-name="P2" draw:layer="layout" svg:width="0.126cm" svg:height="1.412cm" svg:x="2.947cm" svg:y="7.478cm" svg:viewBox="0 0 127 1413" draw:points="0,1413 127,1413 127,0 0,0">
          <text:p/>
        </draw:polygon>
        <draw:polygon draw:style-name="gr2" draw:text-style-name="P2" draw:layer="layout" svg:width="0.126cm" svg:height="3.095cm" svg:x="3.073cm" svg:y="5.795cm" svg:viewBox="0 0 127 3096" draw:points="0,3096 127,3096 127,0 0,0">
          <text:p/>
        </draw:polygon>
        <draw:polygon draw:style-name="gr2" draw:text-style-name="P2" draw:layer="layout" svg:width="0.127cm" svg:height="1.412cm" svg:x="3.199cm" svg:y="7.478cm" svg:viewBox="0 0 128 1413" draw:points="0,1413 128,1413 128,0 0,0">
          <text:p/>
        </draw:polygon>
        <draw:polygon draw:style-name="gr2" draw:text-style-name="P2" draw:layer="layout" svg:width="0.126cm" svg:height="2.824cm" svg:x="3.326cm" svg:y="6.066cm" svg:viewBox="0 0 127 2825" draw:points="0,2825 127,2825 127,0 0,0">
          <text:p/>
        </draw:polygon>
        <draw:polygon draw:style-name="gr2" draw:text-style-name="P2" draw:layer="layout" svg:width="0.126cm" svg:height="1.684cm" svg:x="3.452cm" svg:y="7.206cm" svg:viewBox="0 0 127 1685" draw:points="0,1685 127,1685 127,0 0,0">
          <text:p/>
        </draw:polygon>
        <draw:polygon draw:style-name="gr2" draw:text-style-name="P2" draw:layer="layout" svg:width="0.127cm" svg:height="3.91cm" svg:x="3.578cm" svg:y="4.98cm" svg:viewBox="0 0 128 3911" draw:points="0,3911 128,3911 128,0 0,0">
          <text:p/>
        </draw:polygon>
        <draw:polygon draw:style-name="gr2" draw:text-style-name="P2" draw:layer="layout" svg:width="0.126cm" svg:height="2.281cm" svg:x="3.705cm" svg:y="6.609cm" svg:viewBox="0 0 127 2282" draw:points="0,2282 127,2282 127,0 0,0">
          <text:p/>
        </draw:polygon>
        <draw:polygon draw:style-name="gr2" draw:text-style-name="P2" draw:layer="layout" svg:width="0.126cm" svg:height="3.367cm" svg:x="3.831cm" svg:y="5.523cm" svg:viewBox="0 0 127 3368" draw:points="0,3368 127,3368 127,0 0,0">
          <text:p/>
        </draw:polygon>
        <draw:polygon draw:style-name="gr2" draw:text-style-name="P2" draw:layer="layout" svg:width="0.127cm" svg:height="1.684cm" svg:x="3.957cm" svg:y="7.206cm" svg:viewBox="0 0 128 1685" draw:points="0,1685 128,1685 128,0 0,0">
          <text:p/>
        </draw:polygon>
        <draw:polygon draw:style-name="gr2" draw:text-style-name="P2" draw:layer="layout" svg:width="0.126cm" svg:height="4.561cm" svg:x="4.084cm" svg:y="4.329cm" svg:viewBox="0 0 127 4562" draw:points="0,4562 127,4562 127,0 0,0">
          <text:p/>
        </draw:polygon>
        <draw:polygon draw:style-name="gr2" draw:text-style-name="P2" draw:layer="layout" svg:width="0.126cm" svg:height="2.444cm" svg:x="4.21cm" svg:y="6.446cm" svg:viewBox="0 0 127 2445" draw:points="0,2445 127,2445 127,0 0,0">
          <text:p/>
        </draw:polygon>
        <draw:polygon draw:style-name="gr2" draw:text-style-name="P2" draw:layer="layout" svg:width="0.126cm" svg:height="6.896cm" svg:x="4.336cm" svg:y="1.994cm" svg:viewBox="0 0 127 6897" draw:points="0,6897 127,6897 127,0 0,0">
          <text:p/>
        </draw:polygon>
        <draw:polygon draw:style-name="gr2" draw:text-style-name="P2" draw:layer="layout" svg:width="0.127cm" svg:height="4.344cm" svg:x="4.462cm" svg:y="4.546cm" svg:viewBox="0 0 128 4345" draw:points="0,4345 128,4345 128,0 0,0">
          <text:p/>
        </draw:polygon>
        <draw:polygon draw:style-name="gr2" draw:text-style-name="P2" draw:layer="layout" svg:width="0.126cm" svg:height="4.29cm" svg:x="4.589cm" svg:y="4.6cm" svg:viewBox="0 0 127 4291" draw:points="0,4291 127,4291 127,0 0,0">
          <text:p/>
        </draw:polygon>
        <draw:polygon draw:style-name="gr2" draw:text-style-name="P2" draw:layer="layout" svg:width="0.126cm" svg:height="3.041cm" svg:x="4.715cm" svg:y="5.849cm" svg:viewBox="0 0 127 3042" draw:points="0,3042 127,3042 127,0 0,0">
          <text:p/>
        </draw:polygon>
        <draw:polygon draw:style-name="gr2" draw:text-style-name="P2" draw:layer="layout" svg:width="0.127cm" svg:height="1.521cm" svg:x="4.841cm" svg:y="7.369cm" svg:viewBox="0 0 128 1522" draw:points="0,1522 128,1522 128,0 0,0">
          <text:p/>
        </draw:polygon>
        <draw:polygon draw:style-name="gr2" draw:text-style-name="P2" draw:layer="layout" svg:width="0.126cm" svg:height="1.141cm" svg:x="4.968cm" svg:y="7.749cm" svg:viewBox="0 0 127 1142" draw:points="0,1142 127,1142 127,0 0,0">
          <text:p/>
        </draw:polygon>
        <draw:polygon draw:style-name="gr2" draw:text-style-name="P2" draw:layer="layout" svg:width="0.126cm" svg:height="1.141cm" svg:x="5.094cm" svg:y="7.749cm" svg:viewBox="0 0 127 1142" draw:points="0,1142 127,1142 127,0 0,0">
          <text:p/>
        </draw:polygon>
        <draw:polygon draw:style-name="gr3" draw:text-style-name="P3" draw:layer="layout" svg:width="0cm" svg:height="0.122cm" svg:x="2.062cm" svg:y="8.89cm" svg:viewBox="0 0 0 123" draw:points="0,0 0,123">
          <text:p/>
        </draw:polygon>
        <draw:line draw:style-name="gr4" draw:text-style-name="P4" draw:layer="layout" svg:x1="2.062cm" svg:y1="8.89cm" svg:x2="2.062cm" svg:y2="9.013cm">
          <text:p/>
        </draw:line>
        <draw:polygon draw:style-name="gr3" draw:text-style-name="P3" draw:layer="layout" svg:width="0cm" svg:height="0.122cm" svg:x="2.82cm" svg:y="8.89cm" svg:viewBox="0 0 0 123" draw:points="0,0 0,123">
          <text:p/>
        </draw:polygon>
        <draw:line draw:style-name="gr4" draw:text-style-name="P4" draw:layer="layout" svg:x1="2.82cm" svg:y1="8.89cm" svg:x2="2.82cm" svg:y2="9.013cm">
          <text:p/>
        </draw:line>
        <draw:frame draw:style-name="gr5" draw:text-style-name="P6" draw:layer="layout" svg:width="0.352cm" svg:height="0.412cm" svg:x="1.951cm" svg:y="9.077cm">
          <draw:text-box>
            <text:p text:style-name="P5"><text:span text:style-name="T1">1</text:span></text:p>
          </draw:text-box>
        </draw:frame>
        <draw:polygon draw:style-name="gr3" draw:text-style-name="P3" draw:layer="layout" svg:width="0cm" svg:height="0.122cm" svg:x="3.578cm" svg:y="8.89cm" svg:viewBox="0 0 0 123" draw:points="0,0 0,123">
          <text:p/>
        </draw:polygon>
        <draw:line draw:style-name="gr4" draw:text-style-name="P4" draw:layer="layout" svg:x1="3.578cm" svg:y1="8.89cm" svg:x2="3.578cm" svg:y2="9.013cm">
          <text:p/>
        </draw:line>
        <draw:frame draw:style-name="gr5" draw:text-style-name="P6" draw:layer="layout" svg:width="0.352cm" svg:height="0.412cm" svg:x="2.709cm" svg:y="9.077cm">
          <draw:text-box>
            <text:p text:style-name="P5"><text:span text:style-name="T1">2</text:span></text:p>
          </draw:text-box>
        </draw:frame>
        <draw:polygon draw:style-name="gr3" draw:text-style-name="P3" draw:layer="layout" svg:width="0cm" svg:height="0.122cm" svg:x="4.336cm" svg:y="8.89cm" svg:viewBox="0 0 0 123" draw:points="0,0 0,123">
          <text:p/>
        </draw:polygon>
        <draw:line draw:style-name="gr4" draw:text-style-name="P4" draw:layer="layout" svg:x1="4.336cm" svg:y1="8.89cm" svg:x2="4.336cm" svg:y2="9.013cm">
          <text:p/>
        </draw:line>
        <draw:frame draw:style-name="gr5" draw:text-style-name="P6" draw:layer="layout" svg:width="0.352cm" svg:height="0.412cm" svg:x="3.467cm" svg:y="9.077cm">
          <draw:text-box>
            <text:p text:style-name="P5"><text:span text:style-name="T1">3</text:span></text:p>
          </draw:text-box>
        </draw:frame>
        <draw:polygon draw:style-name="gr3" draw:text-style-name="P3" draw:layer="layout" svg:width="0cm" svg:height="0.122cm" svg:x="5.094cm" svg:y="8.89cm" svg:viewBox="0 0 0 123" draw:points="0,0 0,123">
          <text:p/>
        </draw:polygon>
        <draw:line draw:style-name="gr4" draw:text-style-name="P4" draw:layer="layout" svg:x1="5.094cm" svg:y1="8.89cm" svg:x2="5.094cm" svg:y2="9.013cm">
          <text:p/>
        </draw:line>
        <draw:frame draw:style-name="gr5" draw:text-style-name="P6" draw:layer="layout" svg:width="0.352cm" svg:height="0.412cm" svg:x="4.225cm" svg:y="9.077cm">
          <draw:text-box>
            <text:p text:style-name="P5"><text:span text:style-name="T1">4</text:span></text:p>
          </draw:text-box>
        </draw:frame>
        <draw:polygon draw:style-name="gr3" draw:text-style-name="P3" draw:layer="layout" svg:width="0.123cm" svg:height="0cm" svg:x="1.781cm" svg:y="8.89cm" svg:viewBox="0 0 124 0" draw:points="124,0 0,0">
          <text:p/>
        </draw:polygon>
        <draw:line draw:style-name="gr4" draw:text-style-name="P4" draw:layer="layout" svg:x1="1.905cm" svg:y1="8.89cm" svg:x2="1.781cm" svg:y2="8.89cm">
          <text:p/>
        </draw:line>
        <draw:frame draw:style-name="gr5" draw:text-style-name="P6" draw:layer="layout" svg:width="0.352cm" svg:height="0.412cm" svg:x="4.982cm" svg:y="9.077cm">
          <draw:text-box>
            <text:p text:style-name="P5"><text:span text:style-name="T1">5</text:span></text:p>
          </draw:text-box>
        </draw:frame>
        <draw:polygon draw:style-name="gr3" draw:text-style-name="P3" draw:layer="layout" svg:width="0.123cm" svg:height="0cm" svg:x="1.781cm" svg:y="7.715cm" svg:viewBox="0 0 124 0" draw:points="124,0 0,0">
          <text:p/>
        </draw:polygon>
        <draw:line draw:style-name="gr4" draw:text-style-name="P4" draw:layer="layout" svg:x1="1.905cm" svg:y1="7.715cm" svg:x2="1.781cm" svg:y2="7.715cm">
          <text:p/>
        </draw:line>
        <draw:frame draw:style-name="gr5" draw:text-style-name="P6" draw:layer="layout" svg:width="0.785cm" svg:height="0.412cm" svg:x="0.873cm" svg:y="8.697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.123cm" svg:height="0cm" svg:x="1.781cm" svg:y="6.54cm" svg:viewBox="0 0 124 0" draw:points="124,0 0,0">
          <text:p/>
        </draw:polygon>
        <draw:line draw:style-name="gr4" draw:text-style-name="P4" draw:layer="layout" svg:x1="1.905cm" svg:y1="6.54cm" svg:x2="1.781cm" svg:y2="6.54cm">
          <text:p/>
        </draw:line>
        <draw:frame draw:style-name="gr5" draw:text-style-name="P6" draw:layer="layout" svg:width="0.785cm" svg:height="0.412cm" svg:x="0.873cm" svg:y="7.522cm">
          <draw:text-box>
            <text:p text:style-name="P5"><text:span text:style-name="T1">0.02</text:span></text:p>
          </draw:text-box>
        </draw:frame>
        <draw:polygon draw:style-name="gr3" draw:text-style-name="P3" draw:layer="layout" svg:width="0.123cm" svg:height="0cm" svg:x="1.781cm" svg:y="5.365cm" svg:viewBox="0 0 124 0" draw:points="124,0 0,0">
          <text:p/>
        </draw:polygon>
        <draw:line draw:style-name="gr4" draw:text-style-name="P4" draw:layer="layout" svg:x1="1.905cm" svg:y1="5.365cm" svg:x2="1.781cm" svg:y2="5.365cm">
          <text:p/>
        </draw:line>
        <draw:frame draw:style-name="gr5" draw:text-style-name="P6" draw:layer="layout" svg:width="0.785cm" svg:height="0.412cm" svg:x="0.873cm" svg:y="6.347cm">
          <draw:text-box>
            <text:p text:style-name="P5"><text:span text:style-name="T1">0.04</text:span></text:p>
          </draw:text-box>
        </draw:frame>
        <draw:polygon draw:style-name="gr3" draw:text-style-name="P3" draw:layer="layout" svg:width="0.123cm" svg:height="0cm" svg:x="1.781cm" svg:y="4.19cm" svg:viewBox="0 0 124 0" draw:points="124,0 0,0">
          <text:p/>
        </draw:polygon>
        <draw:line draw:style-name="gr4" draw:text-style-name="P4" draw:layer="layout" svg:x1="1.905cm" svg:y1="4.19cm" svg:x2="1.781cm" svg:y2="4.19cm">
          <text:p/>
        </draw:line>
        <draw:frame draw:style-name="gr5" draw:text-style-name="P6" draw:layer="layout" svg:width="0.785cm" svg:height="0.412cm" svg:x="0.873cm" svg:y="5.172cm">
          <draw:text-box>
            <text:p text:style-name="P5"><text:span text:style-name="T1">0.06</text:span></text:p>
          </draw:text-box>
        </draw:frame>
        <draw:polygon draw:style-name="gr3" draw:text-style-name="P3" draw:layer="layout" svg:width="0.123cm" svg:height="0cm" svg:x="1.781cm" svg:y="3.015cm" svg:viewBox="0 0 124 0" draw:points="124,0 0,0">
          <text:p/>
        </draw:polygon>
        <draw:line draw:style-name="gr4" draw:text-style-name="P4" draw:layer="layout" svg:x1="1.905cm" svg:y1="3.015cm" svg:x2="1.781cm" svg:y2="3.015cm">
          <text:p/>
        </draw:line>
        <draw:frame draw:style-name="gr5" draw:text-style-name="P6" draw:layer="layout" svg:width="0.785cm" svg:height="0.412cm" svg:x="0.873cm" svg:y="3.997cm">
          <draw:text-box>
            <text:p text:style-name="P5"><text:span text:style-name="T1">0.08</text:span></text:p>
          </draw:text-box>
        </draw:frame>
        <draw:polygon draw:style-name="gr3" draw:text-style-name="P3" draw:layer="layout" svg:width="0.123cm" svg:height="0cm" svg:x="1.781cm" svg:y="1.84cm" svg:viewBox="0 0 124 0" draw:points="124,0 0,0">
          <text:p/>
        </draw:polygon>
        <draw:line draw:style-name="gr4" draw:text-style-name="P4" draw:layer="layout" svg:x1="1.905cm" svg:y1="1.84cm" svg:x2="1.781cm" svg:y2="1.84cm">
          <text:p/>
        </draw:line>
        <draw:frame draw:style-name="gr5" draw:text-style-name="P6" draw:layer="layout" svg:width="0.785cm" svg:height="0.412cm" svg:x="0.873cm" svg:y="2.822cm">
          <draw:text-box>
            <text:p text:style-name="P5"><text:span text:style-name="T1">0.10</text:span></text:p>
          </draw:text-box>
        </draw:frame>
        <draw:frame draw:style-name="gr5" draw:text-style-name="P6" draw:layer="layout" svg:width="0.785cm" svg:height="0.412cm" svg:x="0.873cm" svg:y="1.647cm">
          <draw:text-box>
            <text:p text:style-name="P5"><text:span text:style-name="T1">0.12</text:span></text:p>
          </draw:text-box>
        </draw:frame>
        <draw:line draw:style-name="gr6" draw:text-style-name="P4" draw:layer="layout" svg:x1="1.905cm" svg:y1="8.89cm" svg:x2="1.905cm" svg:y2="1.219cm">
          <text:p/>
        </draw:line>
        <draw:line draw:style-name="gr6" draw:text-style-name="P4" draw:layer="layout" svg:x1="5.378cm" svg:y1="8.89cm" svg:x2="5.378cm" svg:y2="1.219cm">
          <text:p/>
        </draw:line>
        <draw:line draw:style-name="gr6" draw:text-style-name="P4" draw:layer="layout" svg:x1="1.905cm" svg:y1="8.89cm" svg:x2="5.378cm" svg:y2="8.89cm">
          <text:p/>
        </draw:line>
        <draw:line draw:style-name="gr6" draw:text-style-name="P4" draw:layer="layout" svg:x1="1.905cm" svg:y1="1.219cm" svg:x2="5.378cm" svg:y2="1.219cm">
          <text:p/>
        </draw:line>
        <draw:frame draw:style-name="gr5" draw:text-style-name="P6" draw:layer="layout" svg:width="1.348cm" svg:height="0.412cm" draw:transform="rotate (1.5707963267949) translate (0.331cm 5.718cm)">
          <draw:text-box>
            <text:p text:style-name="P5"><text:span text:style-name="T1">Percent</text:span></text:p>
          </draw:text-box>
        </draw:frame>
        <draw:path draw:style-name="gr7" draw:text-style-name="P7" draw:layer="layout" svg:width="1.917cm" svg:height="0.624cm" svg:x="2.382cm" svg:y="1.395cm" svg:viewBox="0 0 1918 625" svg:d="M48 625h1822c32 0 48-24 48-71v-483c0-47-16-71-48-71h-1822c-32 0-48 24-48 71v483c0 47 16 71 48 71z">
          <text:p/>
        </draw:path>
        <draw:polygon draw:style-name="gr2" draw:text-style-name="P2" draw:layer="layout" svg:width="0.705cm" svg:height="0.247cm" svg:x="2.524cm" svg:y="1.557cm" svg:viewBox="0 0 706 248" draw:points="0,248 706,248 706,0 0,0">
          <text:p/>
        </draw:polygon>
        <draw:frame draw:style-name="gr8" draw:text-style-name="P8" draw:layer="layout" svg:width="2.301cm" svg:height="0.497cm" svg:x="2.49cm" svg:y="0.615cm">
          <draw:text-box>
            <text:p text:style-name="P5"><text:span text:style-name="T2">Allensbach</text:span></text:p>
          </draw:text-box>
        </draw:frame>
        <draw:polygon draw:style-name="gr1" draw:text-style-name="P1" draw:layer="layout" svg:width="3.474cm" svg:height="7.671cm" svg:x="6.073cm" svg:y="1.219cm" svg:viewBox="0 0 3475 7672" draw:points="0,7672 3475,7672 3475,0 0,0">
          <text:p/>
        </draw:polygon>
        <draw:polygon draw:style-name="gr2" draw:text-style-name="P2" draw:layer="layout" svg:width="0.126cm" svg:height="0.406cm" svg:x="6.231cm" svg:y="8.484cm" svg:viewBox="0 0 127 407" draw:points="0,407 127,407 127,0 0,0">
          <text:p/>
        </draw:polygon>
        <draw:polygon draw:style-name="gr2" draw:text-style-name="P2" draw:layer="layout" svg:width="0.127cm" svg:height="0.203cm" svg:x="6.357cm" svg:y="8.687cm" svg:viewBox="0 0 128 204" draw:points="0,204 128,204 128,0 0,0">
          <text:p/>
        </draw:polygon>
        <draw:polygon draw:style-name="gr2" draw:text-style-name="P2" draw:layer="layout" svg:width="0.125cm" svg:height="0cm" svg:x="6.484cm" svg:y="8.89cm" svg:viewBox="0 0 126 0" draw:points="0,0 126,0">
          <text:p/>
        </draw:polygon>
        <draw:polygon draw:style-name="gr2" draw:text-style-name="P2" draw:layer="layout" svg:width="0.125cm" svg:height="0cm" svg:x="6.61cm" svg:y="8.89cm" svg:viewBox="0 0 126 0" draw:points="0,0 126,0">
          <text:p/>
        </draw:polygon>
        <draw:polygon draw:style-name="gr2" draw:text-style-name="P2" draw:layer="layout" svg:width="0.127cm" svg:height="0.102cm" svg:x="6.736cm" svg:y="8.788cm" svg:viewBox="0 0 128 103" draw:points="0,103 128,103 128,0 0,0">
          <text:p/>
        </draw:polygon>
        <draw:polygon draw:style-name="gr2" draw:text-style-name="P2" draw:layer="layout" svg:width="0.126cm" svg:height="0.305cm" svg:x="6.863cm" svg:y="8.585cm" svg:viewBox="0 0 127 306" draw:points="0,306 127,306 127,0 0,0">
          <text:p/>
        </draw:polygon>
        <draw:polygon draw:style-name="gr2" draw:text-style-name="P2" draw:layer="layout" svg:width="0.126cm" svg:height="0.914cm" svg:x="6.989cm" svg:y="7.976cm" svg:viewBox="0 0 127 915" draw:points="0,915 127,915 127,0 0,0">
          <text:p/>
        </draw:polygon>
        <draw:polygon draw:style-name="gr2" draw:text-style-name="P2" draw:layer="layout" svg:width="0.127cm" svg:height="0.711cm" svg:x="7.115cm" svg:y="8.179cm" svg:viewBox="0 0 128 712" draw:points="0,712 128,712 128,0 0,0">
          <text:p/>
        </draw:polygon>
        <draw:polygon draw:style-name="gr2" draw:text-style-name="P2" draw:layer="layout" svg:width="0.126cm" svg:height="0.914cm" svg:x="7.242cm" svg:y="7.976cm" svg:viewBox="0 0 127 915" draw:points="0,915 127,915 127,0 0,0">
          <text:p/>
        </draw:polygon>
        <draw:polygon draw:style-name="gr2" draw:text-style-name="P2" draw:layer="layout" svg:width="0.126cm" svg:height="1.725cm" svg:x="7.368cm" svg:y="7.165cm" svg:viewBox="0 0 127 1726" draw:points="0,1726 127,1726 127,0 0,0">
          <text:p/>
        </draw:polygon>
        <draw:polygon draw:style-name="gr2" draw:text-style-name="P2" draw:layer="layout" svg:width="0.127cm" svg:height="1.928cm" svg:x="7.494cm" svg:y="6.962cm" svg:viewBox="0 0 128 1929" draw:points="0,1929 128,1929 128,0 0,0">
          <text:p/>
        </draw:polygon>
        <draw:polygon draw:style-name="gr2" draw:text-style-name="P2" draw:layer="layout" svg:width="0.126cm" svg:height="2.03cm" svg:x="7.621cm" svg:y="6.86cm" svg:viewBox="0 0 127 2031" draw:points="0,2031 127,2031 127,0 0,0">
          <text:p/>
        </draw:polygon>
        <draw:polygon draw:style-name="gr2" draw:text-style-name="P2" draw:layer="layout" svg:width="0.126cm" svg:height="4.161cm" svg:x="7.747cm" svg:y="4.729cm" svg:viewBox="0 0 127 4162" draw:points="0,4162 127,4162 127,0 0,0">
          <text:p/>
        </draw:polygon>
        <draw:polygon draw:style-name="gr2" draw:text-style-name="P2" draw:layer="layout" svg:width="0.126cm" svg:height="3.247cm" svg:x="7.873cm" svg:y="5.643cm" svg:viewBox="0 0 127 3248" draw:points="0,3248 127,3248 127,0 0,0">
          <text:p/>
        </draw:polygon>
        <draw:polygon draw:style-name="gr2" draw:text-style-name="P2" draw:layer="layout" svg:width="0.127cm" svg:height="3.247cm" svg:x="7.999cm" svg:y="5.643cm" svg:viewBox="0 0 128 3248" draw:points="0,3248 128,3248 128,0 0,0">
          <text:p/>
        </draw:polygon>
        <draw:polygon draw:style-name="gr2" draw:text-style-name="P2" draw:layer="layout" svg:width="0.126cm" svg:height="2.943cm" svg:x="8.126cm" svg:y="5.947cm" svg:viewBox="0 0 127 2944" draw:points="0,2944 127,2944 127,0 0,0">
          <text:p/>
        </draw:polygon>
        <draw:polygon draw:style-name="gr2" draw:text-style-name="P2" draw:layer="layout" svg:width="0.126cm" svg:height="4.871cm" svg:x="8.252cm" svg:y="4.019cm" svg:viewBox="0 0 127 4872" draw:points="0,4872 127,4872 127,0 0,0">
          <text:p/>
        </draw:polygon>
        <draw:polygon draw:style-name="gr2" draw:text-style-name="P2" draw:layer="layout" svg:width="0.128cm" svg:height="6.393cm" svg:x="8.378cm" svg:y="2.497cm" svg:viewBox="0 0 129 6394" draw:points="0,6394 129,6394 129,0 0,0">
          <text:p/>
        </draw:polygon>
        <draw:polygon draw:style-name="gr2" draw:text-style-name="P2" draw:layer="layout" svg:width="0.126cm" svg:height="7.306cm" svg:x="8.505cm" svg:y="1.584cm" svg:viewBox="0 0 127 7307" draw:points="0,7307 127,7307 127,0 0,0">
          <text:p/>
        </draw:polygon>
        <draw:polygon draw:style-name="gr2" draw:text-style-name="P2" draw:layer="layout" svg:width="0.126cm" svg:height="4.059cm" svg:x="8.631cm" svg:y="4.831cm" svg:viewBox="0 0 127 4060" draw:points="0,4060 127,4060 127,0 0,0">
          <text:p/>
        </draw:polygon>
        <draw:polygon draw:style-name="gr2" draw:text-style-name="P2" draw:layer="layout" svg:width="0.127cm" svg:height="4.262cm" svg:x="8.757cm" svg:y="4.628cm" svg:viewBox="0 0 128 4263" draw:points="0,4263 128,4263 128,0 0,0">
          <text:p/>
        </draw:polygon>
        <draw:polygon draw:style-name="gr2" draw:text-style-name="P2" draw:layer="layout" svg:width="0.126cm" svg:height="3.247cm" svg:x="8.884cm" svg:y="5.643cm" svg:viewBox="0 0 127 3248" draw:points="0,3248 127,3248 127,0 0,0">
          <text:p/>
        </draw:polygon>
        <draw:polygon draw:style-name="gr2" draw:text-style-name="P2" draw:layer="layout" svg:width="0.126cm" svg:height="2.233cm" svg:x="9.01cm" svg:y="6.657cm" svg:viewBox="0 0 127 2234" draw:points="0,2234 127,2234 127,0 0,0">
          <text:p/>
        </draw:polygon>
        <draw:polygon draw:style-name="gr2" draw:text-style-name="P2" draw:layer="layout" svg:width="0.127cm" svg:height="1.624cm" svg:x="9.136cm" svg:y="7.266cm" svg:viewBox="0 0 128 1625" draw:points="0,1625 128,1625 128,0 0,0">
          <text:p/>
        </draw:polygon>
        <draw:polygon draw:style-name="gr2" draw:text-style-name="P2" draw:layer="layout" svg:width="0.126cm" svg:height="1.928cm" svg:x="9.263cm" svg:y="6.962cm" svg:viewBox="0 0 127 1929" draw:points="0,1929 127,1929 127,0 0,0">
          <text:p/>
        </draw:polygon>
        <draw:polygon draw:style-name="gr3" draw:text-style-name="P3" draw:layer="layout" svg:width="0cm" svg:height="0.122cm" svg:x="6.231cm" svg:y="8.89cm" svg:viewBox="0 0 0 123" draw:points="0,0 0,123">
          <text:p/>
        </draw:polygon>
        <draw:line draw:style-name="gr4" draw:text-style-name="P4" draw:layer="layout" svg:x1="6.231cm" svg:y1="8.89cm" svg:x2="6.231cm" svg:y2="9.013cm">
          <text:p/>
        </draw:line>
        <draw:frame draw:style-name="gr5" draw:text-style-name="P6" draw:layer="layout" svg:width="0.713cm" svg:height="0.412cm" svg:x="3.512cm" svg:y="1.477cm">
          <draw:text-box>
            <text:p text:style-name="P5"><text:span text:style-name="T1">BRS</text:span></text:p>
          </draw:text-box>
        </draw:frame>
        <draw:polygon draw:style-name="gr3" draw:text-style-name="P3" draw:layer="layout" svg:width="0cm" svg:height="0.122cm" svg:x="6.989cm" svg:y="8.89cm" svg:viewBox="0 0 0 123" draw:points="0,0 0,123">
          <text:p/>
        </draw:polygon>
        <draw:line draw:style-name="gr4" draw:text-style-name="P4" draw:layer="layout" svg:x1="6.989cm" svg:y1="8.89cm" svg:x2="6.989cm" svg:y2="9.013cm">
          <text:p/>
        </draw:line>
        <draw:frame draw:style-name="gr5" draw:text-style-name="P6" draw:layer="layout" svg:width="0.352cm" svg:height="0.412cm" svg:x="6.119cm" svg:y="9.077cm">
          <draw:text-box>
            <text:p text:style-name="P5"><text:span text:style-name="T1">1</text:span></text:p>
          </draw:text-box>
        </draw:frame>
        <draw:polygon draw:style-name="gr3" draw:text-style-name="P3" draw:layer="layout" svg:width="0cm" svg:height="0.122cm" svg:x="7.747cm" svg:y="8.89cm" svg:viewBox="0 0 0 123" draw:points="0,0 0,123">
          <text:p/>
        </draw:polygon>
        <draw:line draw:style-name="gr4" draw:text-style-name="P4" draw:layer="layout" svg:x1="7.747cm" svg:y1="8.89cm" svg:x2="7.747cm" svg:y2="9.013cm">
          <text:p/>
        </draw:line>
        <draw:frame draw:style-name="gr5" draw:text-style-name="P6" draw:layer="layout" svg:width="0.352cm" svg:height="0.412cm" svg:x="6.877cm" svg:y="9.077cm">
          <draw:text-box>
            <text:p text:style-name="P5"><text:span text:style-name="T1">2</text:span></text:p>
          </draw:text-box>
        </draw:frame>
        <draw:polygon draw:style-name="gr3" draw:text-style-name="P3" draw:layer="layout" svg:width="0cm" svg:height="0.122cm" svg:x="8.505cm" svg:y="8.89cm" svg:viewBox="0 0 0 123" draw:points="0,0 0,123">
          <text:p/>
        </draw:polygon>
        <draw:line draw:style-name="gr4" draw:text-style-name="P4" draw:layer="layout" svg:x1="8.505cm" svg:y1="8.89cm" svg:x2="8.505cm" svg:y2="9.013cm">
          <text:p/>
        </draw:line>
        <draw:frame draw:style-name="gr5" draw:text-style-name="P6" draw:layer="layout" svg:width="0.352cm" svg:height="0.412cm" svg:x="7.635cm" svg:y="9.077cm">
          <draw:text-box>
            <text:p text:style-name="P5"><text:span text:style-name="T1">3</text:span></text:p>
          </draw:text-box>
        </draw:frame>
        <draw:polygon draw:style-name="gr3" draw:text-style-name="P3" draw:layer="layout" svg:width="0cm" svg:height="0.122cm" svg:x="9.263cm" svg:y="8.89cm" svg:viewBox="0 0 0 123" draw:points="0,0 0,123">
          <text:p/>
        </draw:polygon>
        <draw:line draw:style-name="gr4" draw:text-style-name="P4" draw:layer="layout" svg:x1="9.263cm" svg:y1="8.89cm" svg:x2="9.263cm" svg:y2="9.013cm">
          <text:p/>
        </draw:line>
        <draw:frame draw:style-name="gr5" draw:text-style-name="P6" draw:layer="layout" svg:width="0.352cm" svg:height="0.412cm" svg:x="8.393cm" svg:y="9.077cm">
          <draw:text-box>
            <text:p text:style-name="P5"><text:span text:style-name="T1">4</text:span></text:p>
          </draw:text-box>
        </draw:frame>
        <draw:polygon draw:style-name="gr3" draw:text-style-name="P3" draw:layer="layout" svg:width="0.122cm" svg:height="0cm" svg:x="5.95cm" svg:y="8.89cm" svg:viewBox="0 0 123 0" draw:points="123,0 0,0">
          <text:p/>
        </draw:polygon>
        <draw:line draw:style-name="gr4" draw:text-style-name="P4" draw:layer="layout" svg:x1="6.073cm" svg:y1="8.89cm" svg:x2="5.95cm" svg:y2="8.89cm">
          <text:p/>
        </draw:line>
        <draw:polygon draw:style-name="gr3" draw:text-style-name="P3" draw:layer="layout" svg:width="0.122cm" svg:height="0cm" svg:x="5.95cm" svg:y="7.715cm" svg:viewBox="0 0 123 0" draw:points="123,0 0,0">
          <text:p/>
        </draw:polygon>
        <draw:line draw:style-name="gr4" draw:text-style-name="P4" draw:layer="layout" svg:x1="6.073cm" svg:y1="7.715cm" svg:x2="5.95cm" svg:y2="7.715cm">
          <text:p/>
        </draw:line>
        <draw:polygon draw:style-name="gr3" draw:text-style-name="P3" draw:layer="layout" svg:width="0.122cm" svg:height="0cm" svg:x="5.95cm" svg:y="6.54cm" svg:viewBox="0 0 123 0" draw:points="123,0 0,0">
          <text:p/>
        </draw:polygon>
        <draw:line draw:style-name="gr4" draw:text-style-name="P4" draw:layer="layout" svg:x1="6.073cm" svg:y1="6.54cm" svg:x2="5.95cm" svg:y2="6.54cm">
          <text:p/>
        </draw:line>
        <draw:polygon draw:style-name="gr3" draw:text-style-name="P3" draw:layer="layout" svg:width="0.122cm" svg:height="0cm" svg:x="5.95cm" svg:y="5.365cm" svg:viewBox="0 0 123 0" draw:points="123,0 0,0">
          <text:p/>
        </draw:polygon>
        <draw:line draw:style-name="gr4" draw:text-style-name="P4" draw:layer="layout" svg:x1="6.073cm" svg:y1="5.365cm" svg:x2="5.95cm" svg:y2="5.365cm">
          <text:p/>
        </draw:line>
        <draw:polygon draw:style-name="gr3" draw:text-style-name="P3" draw:layer="layout" svg:width="0.122cm" svg:height="0cm" svg:x="5.95cm" svg:y="4.19cm" svg:viewBox="0 0 123 0" draw:points="123,0 0,0">
          <text:p/>
        </draw:polygon>
        <draw:line draw:style-name="gr4" draw:text-style-name="P4" draw:layer="layout" svg:x1="6.073cm" svg:y1="4.19cm" svg:x2="5.95cm" svg:y2="4.19cm">
          <text:p/>
        </draw:line>
        <draw:polygon draw:style-name="gr3" draw:text-style-name="P3" draw:layer="layout" svg:width="0.122cm" svg:height="0cm" svg:x="5.95cm" svg:y="3.015cm" svg:viewBox="0 0 123 0" draw:points="123,0 0,0">
          <text:p/>
        </draw:polygon>
        <draw:line draw:style-name="gr4" draw:text-style-name="P4" draw:layer="layout" svg:x1="6.073cm" svg:y1="3.015cm" svg:x2="5.95cm" svg:y2="3.015cm">
          <text:p/>
        </draw:line>
        <draw:polygon draw:style-name="gr3" draw:text-style-name="P3" draw:layer="layout" svg:width="0.122cm" svg:height="0cm" svg:x="5.95cm" svg:y="1.84cm" svg:viewBox="0 0 123 0" draw:points="123,0 0,0">
          <text:p/>
        </draw:polygon>
        <draw:line draw:style-name="gr4" draw:text-style-name="P4" draw:layer="layout" svg:x1="6.073cm" svg:y1="1.84cm" svg:x2="5.95cm" svg:y2="1.84cm">
          <text:p/>
        </draw:line>
        <draw:line draw:style-name="gr6" draw:text-style-name="P4" draw:layer="layout" svg:x1="6.073cm" svg:y1="8.89cm" svg:x2="6.073cm" svg:y2="1.219cm">
          <text:p/>
        </draw:line>
        <draw:line draw:style-name="gr6" draw:text-style-name="P4" draw:layer="layout" svg:x1="9.547cm" svg:y1="8.89cm" svg:x2="9.547cm" svg:y2="1.219cm">
          <text:p/>
        </draw:line>
        <draw:line draw:style-name="gr6" draw:text-style-name="P4" draw:layer="layout" svg:x1="6.073cm" svg:y1="8.89cm" svg:x2="9.547cm" svg:y2="8.89cm">
          <text:p/>
        </draw:line>
        <draw:line draw:style-name="gr6" draw:text-style-name="P4" draw:layer="layout" svg:x1="6.073cm" svg:y1="1.219cm" svg:x2="9.547cm" svg:y2="1.219cm">
          <text:p/>
        </draw:line>
        <draw:frame draw:style-name="gr5" draw:text-style-name="P6" draw:layer="layout" svg:width="0.352cm" svg:height="0.412cm" svg:x="9.151cm" svg:y="9.077cm">
          <draw:text-box>
            <text:p text:style-name="P5"><text:span text:style-name="T1">5</text:span></text:p>
          </draw:text-box>
        </draw:frame>
        <draw:frame draw:style-name="gr8" draw:text-style-name="P8" draw:layer="layout" svg:width="0.887cm" svg:height="0.497cm" svg:x="7.371cm" svg:y="0.615cm">
          <draw:text-box>
            <text:p text:style-name="P5"><text:span text:style-name="T2">GBS</text:span></text:p>
          </draw:text-box>
        </draw:frame>
        <draw:polygon draw:style-name="gr1" draw:text-style-name="P1" draw:layer="layout" svg:width="3.474cm" svg:height="7.671cm" svg:x="10.242cm" svg:y="1.219cm" svg:viewBox="0 0 3475 7672" draw:points="0,7672 3475,7672 3475,0 0,0">
          <text:p/>
        </draw:polygon>
        <draw:polygon draw:style-name="gr2" draw:text-style-name="P2" draw:layer="layout" svg:width="0.126cm" svg:height="1.32cm" svg:x="10.4cm" svg:y="7.57cm" svg:viewBox="0 0 127 1321" draw:points="0,1321 127,1321 127,0 0,0">
          <text:p/>
        </draw:polygon>
        <draw:polygon draw:style-name="gr2" draw:text-style-name="P2" draw:layer="layout" svg:width="0.126cm" svg:height="0.159cm" svg:x="10.526cm" svg:y="8.731cm" svg:viewBox="0 0 127 160" draw:points="0,160 127,160 127,0 0,0">
          <text:p/>
        </draw:polygon>
        <draw:polygon draw:style-name="gr2" draw:text-style-name="P2" draw:layer="layout" svg:width="0.126cm" svg:height="0cm" svg:x="10.652cm" svg:y="8.89cm" svg:viewBox="0 0 127 0" draw:points="0,0 127,0">
          <text:p/>
        </draw:polygon>
        <draw:polygon draw:style-name="gr2" draw:text-style-name="P2" draw:layer="layout" svg:width="0.125cm" svg:height="0cm" svg:x="10.779cm" svg:y="8.89cm" svg:viewBox="0 0 126 0" draw:points="0,0 126,0">
          <text:p/>
        </draw:polygon>
        <draw:polygon draw:style-name="gr2" draw:text-style-name="P2" draw:layer="layout" svg:width="0.126cm" svg:height="0.505cm" svg:x="10.905cm" svg:y="8.385cm" svg:viewBox="0 0 127 506" draw:points="0,506 127,506 127,0 0,0">
          <text:p/>
        </draw:polygon>
        <draw:polygon draw:style-name="gr2" draw:text-style-name="P2" draw:layer="layout" svg:width="0.127cm" svg:height="0.96cm" svg:x="11.031cm" svg:y="7.93cm" svg:viewBox="0 0 128 961" draw:points="0,961 128,961 128,0 0,0">
          <text:p/>
        </draw:polygon>
        <draw:polygon draw:style-name="gr2" draw:text-style-name="P2" draw:layer="layout" svg:width="0.126cm" svg:height="2.013cm" svg:x="11.158cm" svg:y="6.877cm" svg:viewBox="0 0 127 2014" draw:points="0,2014 127,2014 127,0 0,0">
          <text:p/>
        </draw:polygon>
        <draw:polygon draw:style-name="gr2" draw:text-style-name="P2" draw:layer="layout" svg:width="0.126cm" svg:height="1.45cm" svg:x="11.284cm" svg:y="7.44cm" svg:viewBox="0 0 127 1451" draw:points="0,1451 127,1451 127,0 0,0">
          <text:p/>
        </draw:polygon>
        <draw:polygon draw:style-name="gr2" draw:text-style-name="P2" draw:layer="layout" svg:width="0.126cm" svg:height="1.27cm" svg:x="11.41cm" svg:y="7.62cm" svg:viewBox="0 0 127 1271" draw:points="0,1271 127,1271 127,0 0,0">
          <text:p/>
        </draw:polygon>
        <draw:polygon draw:style-name="gr2" draw:text-style-name="P2" draw:layer="layout" svg:width="0.127cm" svg:height="2.496cm" svg:x="11.536cm" svg:y="6.394cm" svg:viewBox="0 0 128 2497" draw:points="0,2497 128,2497 128,0 0,0">
          <text:p/>
        </draw:polygon>
        <draw:polygon draw:style-name="gr2" draw:text-style-name="P2" draw:layer="layout" svg:width="0.126cm" svg:height="2.345cm" svg:x="11.663cm" svg:y="6.545cm" svg:viewBox="0 0 127 2346" draw:points="0,2346 127,2346 127,0 0,0">
          <text:p/>
        </draw:polygon>
        <draw:polygon draw:style-name="gr2" draw:text-style-name="P2" draw:layer="layout" svg:width="0.126cm" svg:height="1.479cm" svg:x="11.789cm" svg:y="7.411cm" svg:viewBox="0 0 127 1480" draw:points="0,1480 127,1480 127,0 0,0">
          <text:p/>
        </draw:polygon>
        <draw:polygon draw:style-name="gr2" draw:text-style-name="P2" draw:layer="layout" svg:width="0.127cm" svg:height="4.876cm" svg:x="11.915cm" svg:y="4.014cm" svg:viewBox="0 0 128 4877" draw:points="0,4877 128,4877 128,0 0,0">
          <text:p/>
        </draw:polygon>
        <draw:polygon draw:style-name="gr2" draw:text-style-name="P2" draw:layer="layout" svg:width="0.126cm" svg:height="3.73cm" svg:x="12.042cm" svg:y="5.16cm" svg:viewBox="0 0 127 3731" draw:points="0,3731 127,3731 127,0 0,0">
          <text:p/>
        </draw:polygon>
        <draw:polygon draw:style-name="gr2" draw:text-style-name="P2" draw:layer="layout" svg:width="0.126cm" svg:height="2.395cm" svg:x="12.168cm" svg:y="6.495cm" svg:viewBox="0 0 127 2396" draw:points="0,2396 127,2396 127,0 0,0">
          <text:p/>
        </draw:polygon>
        <draw:polygon draw:style-name="gr2" draw:text-style-name="P2" draw:layer="layout" svg:width="0.127cm" svg:height="2.676cm" svg:x="12.294cm" svg:y="6.214cm" svg:viewBox="0 0 128 2677" draw:points="0,2677 128,2677 128,0 0,0">
          <text:p/>
        </draw:polygon>
        <draw:polygon draw:style-name="gr2" draw:text-style-name="P2" draw:layer="layout" svg:width="0.126cm" svg:height="4.588cm" svg:x="12.421cm" svg:y="4.302cm" svg:viewBox="0 0 127 4589" draw:points="0,4589 127,4589 127,0 0,0">
          <text:p/>
        </draw:polygon>
        <draw:polygon draw:style-name="gr2" draw:text-style-name="P2" draw:layer="layout" svg:width="0.126cm" svg:height="3.318cm" svg:x="12.547cm" svg:y="5.572cm" svg:viewBox="0 0 127 3319" draw:points="0,3319 127,3319 127,0 0,0">
          <text:p/>
        </draw:polygon>
        <draw:polygon draw:style-name="gr2" draw:text-style-name="P2" draw:layer="layout" svg:width="0.127cm" svg:height="7.127cm" svg:x="12.673cm" svg:y="1.763cm" svg:viewBox="0 0 128 7128" draw:points="0,7128 128,7128 128,0 0,0">
          <text:p/>
        </draw:polygon>
        <draw:polygon draw:style-name="gr2" draw:text-style-name="P2" draw:layer="layout" svg:width="0.126cm" svg:height="3.715cm" svg:x="12.8cm" svg:y="5.175cm" svg:viewBox="0 0 127 3716" draw:points="0,3716 127,3716 127,0 0,0">
          <text:p/>
        </draw:polygon>
        <draw:polygon draw:style-name="gr2" draw:text-style-name="P2" draw:layer="layout" svg:width="0.126cm" svg:height="4.076cm" svg:x="12.926cm" svg:y="4.814cm" svg:viewBox="0 0 127 4077" draw:points="0,4077 127,4077 127,0 0,0">
          <text:p/>
        </draw:polygon>
        <draw:polygon draw:style-name="gr2" draw:text-style-name="P2" draw:layer="layout" svg:width="0.127cm" svg:height="3.095cm" svg:x="13.052cm" svg:y="5.795cm" svg:viewBox="0 0 128 3096" draw:points="0,3096 128,3096 128,0 0,0">
          <text:p/>
        </draw:polygon>
        <draw:polygon draw:style-name="gr2" draw:text-style-name="P2" draw:layer="layout" svg:width="0.126cm" svg:height="1.977cm" svg:x="13.179cm" svg:y="6.913cm" svg:viewBox="0 0 127 1978" draw:points="0,1978 127,1978 127,0 0,0">
          <text:p/>
        </draw:polygon>
        <draw:polygon draw:style-name="gr2" draw:text-style-name="P2" draw:layer="layout" svg:width="0.126cm" svg:height="1.407cm" svg:x="13.305cm" svg:y="7.483cm" svg:viewBox="0 0 127 1408" draw:points="0,1408 127,1408 127,0 0,0">
          <text:p/>
        </draw:polygon>
        <draw:polygon draw:style-name="gr2" draw:text-style-name="P2" draw:layer="layout" svg:width="0.127cm" svg:height="1.782cm" svg:x="13.431cm" svg:y="7.108cm" svg:viewBox="0 0 128 1783" draw:points="0,1783 128,1783 128,0 0,0">
          <text:p/>
        </draw:polygon>
        <draw:polygon draw:style-name="gr3" draw:text-style-name="P3" draw:layer="layout" svg:width="0cm" svg:height="0.122cm" svg:x="10.4cm" svg:y="8.89cm" svg:viewBox="0 0 0 123" draw:points="0,0 0,123">
          <text:p/>
        </draw:polygon>
        <draw:line draw:style-name="gr4" draw:text-style-name="P4" draw:layer="layout" svg:x1="10.4cm" svg:y1="8.89cm" svg:x2="10.4cm" svg:y2="9.013cm">
          <text:p/>
        </draw:line>
        <draw:polygon draw:style-name="gr3" draw:text-style-name="P3" draw:layer="layout" svg:width="0cm" svg:height="0.122cm" svg:x="11.158cm" svg:y="8.89cm" svg:viewBox="0 0 0 123" draw:points="0,0 0,123">
          <text:p/>
        </draw:polygon>
        <draw:line draw:style-name="gr4" draw:text-style-name="P4" draw:layer="layout" svg:x1="11.158cm" svg:y1="8.89cm" svg:x2="11.158cm" svg:y2="9.013cm">
          <text:p/>
        </draw:line>
        <draw:frame draw:style-name="gr5" draw:text-style-name="P6" draw:layer="layout" svg:width="0.352cm" svg:height="0.412cm" svg:x="10.288cm" svg:y="9.077cm">
          <draw:text-box>
            <text:p text:style-name="P5"><text:span text:style-name="T1">1</text:span></text:p>
          </draw:text-box>
        </draw:frame>
        <draw:polygon draw:style-name="gr3" draw:text-style-name="P3" draw:layer="layout" svg:width="0cm" svg:height="0.122cm" svg:x="11.915cm" svg:y="8.89cm" svg:viewBox="0 0 0 123" draw:points="0,0 0,123">
          <text:p/>
        </draw:polygon>
        <draw:line draw:style-name="gr4" draw:text-style-name="P4" draw:layer="layout" svg:x1="11.915cm" svg:y1="8.89cm" svg:x2="11.915cm" svg:y2="9.013cm">
          <text:p/>
        </draw:line>
        <draw:frame draw:style-name="gr5" draw:text-style-name="P6" draw:layer="layout" svg:width="0.352cm" svg:height="0.412cm" svg:x="11.046cm" svg:y="9.077cm">
          <draw:text-box>
            <text:p text:style-name="P5"><text:span text:style-name="T1">2</text:span></text:p>
          </draw:text-box>
        </draw:frame>
        <draw:polygon draw:style-name="gr3" draw:text-style-name="P3" draw:layer="layout" svg:width="0cm" svg:height="0.122cm" svg:x="12.673cm" svg:y="8.89cm" svg:viewBox="0 0 0 123" draw:points="0,0 0,123">
          <text:p/>
        </draw:polygon>
        <draw:line draw:style-name="gr4" draw:text-style-name="P4" draw:layer="layout" svg:x1="12.673cm" svg:y1="8.89cm" svg:x2="12.673cm" svg:y2="9.013cm">
          <text:p/>
        </draw:line>
        <draw:frame draw:style-name="gr5" draw:text-style-name="P6" draw:layer="layout" svg:width="0.352cm" svg:height="0.412cm" svg:x="11.804cm" svg:y="9.077cm">
          <draw:text-box>
            <text:p text:style-name="P5"><text:span text:style-name="T1">3</text:span></text:p>
          </draw:text-box>
        </draw:frame>
        <draw:polygon draw:style-name="gr3" draw:text-style-name="P3" draw:layer="layout" svg:width="0cm" svg:height="0.122cm" svg:x="13.431cm" svg:y="8.89cm" svg:viewBox="0 0 0 123" draw:points="0,0 0,123">
          <text:p/>
        </draw:polygon>
        <draw:line draw:style-name="gr4" draw:text-style-name="P4" draw:layer="layout" svg:x1="13.431cm" svg:y1="8.89cm" svg:x2="13.431cm" svg:y2="9.013cm">
          <text:p/>
        </draw:line>
        <draw:frame draw:style-name="gr5" draw:text-style-name="P6" draw:layer="layout" svg:width="0.352cm" svg:height="0.412cm" svg:x="12.562cm" svg:y="9.077cm">
          <draw:text-box>
            <text:p text:style-name="P5"><text:span text:style-name="T1">4</text:span></text:p>
          </draw:text-box>
        </draw:frame>
        <draw:polygon draw:style-name="gr3" draw:text-style-name="P3" draw:layer="layout" svg:width="0.123cm" svg:height="0cm" svg:x="10.118cm" svg:y="8.89cm" svg:viewBox="0 0 124 0" draw:points="124,0 0,0">
          <text:p/>
        </draw:polygon>
        <draw:line draw:style-name="gr4" draw:text-style-name="P4" draw:layer="layout" svg:x1="10.242cm" svg:y1="8.89cm" svg:x2="10.118cm" svg:y2="8.89cm">
          <text:p/>
        </draw:line>
        <draw:polygon draw:style-name="gr3" draw:text-style-name="P3" draw:layer="layout" svg:width="0.123cm" svg:height="0cm" svg:x="10.118cm" svg:y="7.715cm" svg:viewBox="0 0 124 0" draw:points="124,0 0,0">
          <text:p/>
        </draw:polygon>
        <draw:line draw:style-name="gr4" draw:text-style-name="P4" draw:layer="layout" svg:x1="10.242cm" svg:y1="7.715cm" svg:x2="10.118cm" svg:y2="7.715cm">
          <text:p/>
        </draw:line>
        <draw:polygon draw:style-name="gr3" draw:text-style-name="P3" draw:layer="layout" svg:width="0.123cm" svg:height="0cm" svg:x="10.118cm" svg:y="6.54cm" svg:viewBox="0 0 124 0" draw:points="124,0 0,0">
          <text:p/>
        </draw:polygon>
        <draw:line draw:style-name="gr4" draw:text-style-name="P4" draw:layer="layout" svg:x1="10.242cm" svg:y1="6.54cm" svg:x2="10.118cm" svg:y2="6.54cm">
          <text:p/>
        </draw:line>
        <draw:polygon draw:style-name="gr3" draw:text-style-name="P3" draw:layer="layout" svg:width="0.123cm" svg:height="0cm" svg:x="10.118cm" svg:y="5.365cm" svg:viewBox="0 0 124 0" draw:points="124,0 0,0">
          <text:p/>
        </draw:polygon>
        <draw:line draw:style-name="gr4" draw:text-style-name="P4" draw:layer="layout" svg:x1="10.242cm" svg:y1="5.365cm" svg:x2="10.118cm" svg:y2="5.365cm">
          <text:p/>
        </draw:line>
        <draw:polygon draw:style-name="gr3" draw:text-style-name="P3" draw:layer="layout" svg:width="0.123cm" svg:height="0cm" svg:x="10.118cm" svg:y="4.19cm" svg:viewBox="0 0 124 0" draw:points="124,0 0,0">
          <text:p/>
        </draw:polygon>
        <draw:line draw:style-name="gr4" draw:text-style-name="P4" draw:layer="layout" svg:x1="10.242cm" svg:y1="4.19cm" svg:x2="10.118cm" svg:y2="4.19cm">
          <text:p/>
        </draw:line>
        <draw:polygon draw:style-name="gr3" draw:text-style-name="P3" draw:layer="layout" svg:width="0.123cm" svg:height="0cm" svg:x="10.118cm" svg:y="3.015cm" svg:viewBox="0 0 124 0" draw:points="124,0 0,0">
          <text:p/>
        </draw:polygon>
        <draw:line draw:style-name="gr4" draw:text-style-name="P4" draw:layer="layout" svg:x1="10.242cm" svg:y1="3.015cm" svg:x2="10.118cm" svg:y2="3.015cm">
          <text:p/>
        </draw:line>
        <draw:polygon draw:style-name="gr3" draw:text-style-name="P3" draw:layer="layout" svg:width="0.123cm" svg:height="0cm" svg:x="10.118cm" svg:y="1.84cm" svg:viewBox="0 0 124 0" draw:points="124,0 0,0">
          <text:p/>
        </draw:polygon>
        <draw:line draw:style-name="gr4" draw:text-style-name="P4" draw:layer="layout" svg:x1="10.242cm" svg:y1="1.84cm" svg:x2="10.118cm" svg:y2="1.84cm">
          <text:p/>
        </draw:line>
        <draw:line draw:style-name="gr6" draw:text-style-name="P4" draw:layer="layout" svg:x1="10.242cm" svg:y1="8.89cm" svg:x2="10.242cm" svg:y2="1.219cm">
          <text:p/>
        </draw:line>
        <draw:line draw:style-name="gr6" draw:text-style-name="P4" draw:layer="layout" svg:x1="13.716cm" svg:y1="8.89cm" svg:x2="13.716cm" svg:y2="1.219cm">
          <text:p/>
        </draw:line>
        <draw:line draw:style-name="gr6" draw:text-style-name="P4" draw:layer="layout" svg:x1="10.242cm" svg:y1="8.89cm" svg:x2="13.716cm" svg:y2="8.89cm">
          <text:p/>
        </draw:line>
        <draw:line draw:style-name="gr6" draw:text-style-name="P4" draw:layer="layout" svg:x1="10.242cm" svg:y1="1.219cm" svg:x2="13.716cm" svg:y2="1.219cm">
          <text:p/>
        </draw:line>
        <draw:frame draw:style-name="gr5" draw:text-style-name="P6" draw:layer="layout" svg:width="0.352cm" svg:height="0.412cm" svg:x="13.32cm" svg:y="9.077cm">
          <draw:text-box>
            <text:p text:style-name="P5"><text:span text:style-name="T1">5</text:span></text:p>
          </draw:text-box>
        </draw:frame>
        <draw:frame draw:style-name="gr8" draw:text-style-name="P8" draw:layer="layout" svg:width="1.585cm" svg:height="0.497cm" svg:x="11.515cm" svg:y="0.615cm">
          <draw:text-box>
            <text:p text:style-name="P5"><text:span text:style-name="T2">All M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3cm" fo:margin-right="0.3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13T14:18:45.954358477</dc:date>
    <meta:editing-duration>PT47S</meta:editing-duration>
    <meta:editing-cycles>1</meta:editing-cycles>
    <meta:document-statistic meta:object-count="191"/>
    <meta:generator>LibreOffice/7.2.3.2$Linux_X86_64 LibreOffice_project/20$Build-2</meta:generator>
  </office:meta>
</office:document-meta>
</file>